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rold Billow - <text:s/></text:p>
      <text:p text:style-name="Standard"/>
      <text:p text:style-name="Standard">grew up in Mt. Joy, PA</text:p>
      <text:p text:style-name="Standard"/>
      <text:p text:style-name="Standard">drafted in 1943</text:p>
      <text:p text:style-name="Standard"><text:tab/>went to Camp Gruber OK for basic Training </text:p>
      <text:p text:style-name="Standard"/>
      <text:p text:style-name="Standard">then went to Camp Polk LA</text:p>
      <text:p text:style-name="Standard"><text:tab/>Manuvers training </text:p>
      <text:p text:style-name="Standard"/>
      <text:p text:style-name="Standard">back to Oklahoma, Fort Sill</text:p>
      <text:p text:style-name="Standard"><text:tab/>they trained officers for oberservation battalion</text:p>
      <text:p text:style-name="Standard"><text:tab/>there for a year</text:p>
      <text:p text:style-name="Standard"/>
      <text:p text:style-name="Standard">then shipped to Camp Shanks NY</text:p>
      <text:p text:style-name="Standard"><text:tab/>got on a ship that took them and they ended up in Wales, England</text:p>
      <text:p text:style-name="Standard"><text:tab/>one ship got torpedoed </text:p>
      <text:p text:style-name="Standard"><text:tab/></text:p>
      <text:p text:style-name="Standard">Then they were in England for some time </text:p>
      <text:p text:style-name="Standard"><text:tab/>did not hit the beaches of Normandy on D-Day</text:p>
      <text:p text:style-name="Standard"><text:tab/>reached Omaha beach in August </text:p>
      <text:p text:style-name="Standard"><text:tab/>the observation battalion</text:p>
      <text:p text:style-name="Standard"><text:tab/><text:tab/>he would pick up the sound of enemy gunfire </text:p>
      <text:p text:style-name="Standard"/>
      <text:p text:style-name="Standard">they then would go to the front lines to set up observation posts </text:p>
      <text:p text:style-name="Standard"><text:tab/>as the lines moved so did Billow</text:p>
      <text:p text:style-name="Standard"/>
      <text:p text:style-name="Standard">Dec. 17 they went to St. Vith </text:p>
      <text:p text:style-name="Standard"><text:tab/>they never got there, they </text:p>
      <text:p text:style-name="Standard"/>
      <text:p text:style-name="Standard">he got into what allies called Malmedy Massacre </text:p>
      <text:p text:style-name="Standard"><text:tab/>the german Panzers came from the left</text:p>
      <text:p text:style-name="Standard"><text:tab/>they shot up the vehicles </text:p>
      <text:p text:style-name="Standard"><text:tab/>the whole column stopped</text:p>
      <text:p text:style-name="Standard"><text:tab/><text:tab/>the Germans forced them off the road</text:p>
      <text:p text:style-name="Standard"><text:tab/></text:p>
      <text:p text:style-name="Standard">Billow was one of the last in the convoy</text:p>
      <text:p text:style-name="Standard"><text:tab/>the Germans marched the Americans into a field off the road </text:p>
      <text:p text:style-name="Standard"><text:tab/>Panzer tanks confronted the allies </text:p>
      <text:p text:style-name="Standard">they set up two MG-42's on this tank </text:p>
      <text:p text:style-name="Standard"/>
      <text:p text:style-name="Standard">A German officer arrived and killed two of Billow's comardes</text:p>
      <text:p text:style-name="Standard"><text:tab/>the officer then orders the machine guns to wipe out the American prisoners</text:p>
      <text:p text:style-name="Standard">150 americans in the field – the Germans were not supposed to take prisoners at that time (no time for it)</text:p>
      <text:p text:style-name="Standard">Some soldiers asked their officers what to do, the officer ordered the soldiers to shoot </text:p>
      <text:p text:style-name="Standard"/>
      <text:p text:style-name="Standard">after the machine gun stopped, the Germans walked through the field, anyone who was alive they shot them in the head, </text:p>
      <text:p text:style-name="Standard"><text:soft-page-break/></text:p>
      <text:p text:style-name="Standard">Billow waited in the field and played dead</text:p>
      <text:p text:style-name="Standard"><text:tab/>the Germans shot the field some more even after that</text:p>
      <text:p text:style-name="Standard"/>
      <text:p text:style-name="Standard">after a while One American said “c'mon guys lets get out of here”</text:p>
      <text:p text:style-name="Standard"><text:tab/>all that were able to walk did so this included Billow </text:p>
      <text:p text:style-name="Standard"><text:tab/>they ran towards friendly territory</text:p>
      <text:p text:style-name="Standard"/>
      <text:p text:style-name="Standard">At the cross roads the 291<text:span text:style-name="T1">st</text:span> engineer battalion set up road blocks</text:p>
      <text:p text:style-name="Standard"><text:tab/>they lined the trees with explosives </text:p>
      <text:p text:style-name="Standard"><text:tab/><text:tab/></text:p>
      <text:p text:style-name="Standard">Billow and the survivors made for a cafe and a house at this location</text:p>
      <text:p text:style-name="Standard"><text:tab/>however Billow knew the Germans would see them and he headed off the road out of the <text:tab/>German sight lines </text:p>
      <text:p text:style-name="Standard"><text:tab/>The Germans shot at the running Americans </text:p>
      <text:p text:style-name="Standard"><text:tab/><text:tab/>Billows friend hid in the bushes with him </text:p>
      <text:p text:style-name="Standard"><text:tab/>his friend Sketch was almost found by a dog </text:p>
      <text:p text:style-name="Standard"><text:tab/><text:tab/>some of the other soldiers were killed </text:p>
      <text:p text:style-name="Standard"/>
      <text:p text:style-name="Standard">after running through the fields </text:p>
      <text:p text:style-name="Standard"><text:tab/>they were picked up by an Allied Jeep and sent to a hospitol</text:p>
      <text:p text:style-name="Standard"><text:tab/>they interviewed Billow and he gave the same story as every other soldier who survived </text:p>
      <text:p text:style-name="Standard"><text:tab/></text:p>
      <text:p text:style-name="Standard">Billow was examined and he noticed that a bullet hit his boot </text:p>
      <text:p text:style-name="Standard"><text:tab/>he thought he was shot</text:p>
      <text:p text:style-name="Standard"><text:tab/>the slug only hit the gulash <text:s/></text:p>
      <text:p text:style-name="Standard"/>
      <text:p text:style-name="Standard">one of the news men Hal Boyle was shown this slug</text:p>
      <text:p text:style-name="Standard"><text:tab/>Billow gave him the slug “I should have kept it”</text:p>
      <text:p text:style-name="Standard"/>
      <text:p text:style-name="Standard">the next day he was on a train with a great deal of wounded soldiers <text:s/></text:p>
      <text:p text:style-name="Standard"><text:tab/>he had a tag that said UK</text:p>
      <text:p text:style-name="Standard"><text:tab/>“what does a UK stand for”</text:p>
      <text:p text:style-name="Standard">the train was going parallel with a road </text:p>
      <text:p text:style-name="Standard"><text:tab/>Patton with his tanks was on this road</text:p>
      <text:p text:style-name="Standard"/>
      <text:p text:style-name="Standard">When Billow got back to England he was assigned to the 8<text:span text:style-name="T1">th</text:span> airforce</text:p>
      <text:p text:style-name="Standard"><text:tab/>they would get to the hangar every morning and work on airplane engines </text:p>
      <text:p text:style-name="Standard"><text:tab/>the sergent in charge was fed up of this </text:p>
      <text:p text:style-name="Standard"><text:tab/><text:tab/>and sent the soldiers back to their barracks </text:p>
      <text:p text:style-name="Standard"><text:tab/></text:p>
      <text:p text:style-name="Standard">they found a hole in the fence and Billows and the other soldiers went to Manchester </text:p>
      <text:p text:style-name="Standard"><text:tab/>Billows met a woman in Manchester </text:p>
      <text:p text:style-name="Standard"><text:tab/><text:tab/>he had to travel to Olam to visit her </text:p>
      <text:p text:style-name="Standard"/>
      <text:p text:style-name="Standard"><text:tab/>he would then stay their until the last train left for manchester and then he would head to the <text:tab/>barracks from there</text:p>
      <text:p text:style-name="Standard"><text:tab/>there was trucks waiting there to take them back to the base</text:p>
      <text:p text:style-name="Standard"/>
      <text:p text:style-name="Standard"><text:soft-page-break/>He then spent the next few weeks seeing this woman </text:p>
      <text:p text:style-name="Standard"><text:tab/>one year later </text:p>
      <text:p text:style-name="Standard"><text:tab/>Dec. 17 of 1944 he was captured </text:p>
      <text:p text:style-name="Standard"><text:tab/><text:tab/>in 1945 he married his wife </text:p>
      <text:p text:style-name="Standard"/>
      <text:p text:style-name="Standard">he never realized it his dad's birthday is Dec. 17<text:span text:style-name="T1">th</text:span> </text:p>
      <text:p text:style-name="Standard"/>
      <text:p text:style-name="Standard">when he got back to the states in 1947 </text:p>
      <text:p text:style-name="Standard"><text:tab/>he arrived February</text:p>
      <text:p text:style-name="Standard"><text:tab/>his wife in March </text:p>
      <text:p text:style-name="Standard"/>
      <text:p text:style-name="Standard">he got a job with the company that would become Tyco Electronics </text:p>
      <text:p text:style-name="Standard"><text:tab/>he worked there for 34 years </text:p>
      <text:p text:style-name="Standard"><text:tab/>retired early </text:p>
      <text:p text:style-name="Standard"><text:tab/>they offered him almost 22,000 dollars to have him retire </text:p>
      <text:p text:style-name="Standard"><text:tab/><text:tab/>he took the offer</text:p>
      <text:p text:style-name="Standard"><text:tab/><text:tab/></text:p>
      <text:p text:style-name="Standard">His wife was working as a telephone operator for an oil company </text:p>
      <text:p text:style-name="Standard"/>
      <text:p text:style-name="Standard">Billows however has helped the local swimming club with yard work for 14 years after working </text:p>
      <text:p text:style-name="Standard"/>
      <text:p text:style-name="Standard"><text:tab/></text:p>
      <text:p text:style-name="Standard">Training</text:p>
      <text:p text:style-name="Standard"><text:tab/>he never had any combat training </text:p>
      <text:p text:style-name="Standard"><text:tab/>he trained in observation operations </text:p>
      <text:p text:style-name="Standard"><text:tab/>he was only on the rifle range once </text:p>
      <text:p text:style-name="Standard"><text:tab/>and he was only given a 30 cal carbine in the service </text:p>
      <text:p text:style-name="Standard"/>
      <text:p text:style-name="Standard">they told him their opponents but thats it</text:p>
      <text:p text:style-name="Standard"/>
      <text:p text:style-name="Standard">Officers </text:p>
      <text:p text:style-name="Standard"><text:tab/>Lt. Larry – to not take orders that would have led to more deaths </text:p>
      <text:p text:style-name="Standard"/>
      <text:p text:style-name="Standard">rations </text:p>
      <text:p text:style-name="Standard"><text:tab/>had a lot of K and C rations </text:p>
      <text:p text:style-name="Standard"><text:tab/>they had a cook</text:p>
      <text:p text:style-name="Standard"><text:tab/><text:tab/>they got a lot of cooked food </text:p>
      <text:p text:style-name="Standard"><text:tab/><text:tab/></text:p>
      <text:p text:style-name="Standard">In Lamersdorf Belgum</text:p>
      <text:p text:style-name="Standard"><text:tab/>they were in a factory</text:p>
      <text:p text:style-name="Standard"><text:tab/>sketch told them to get an animal and he said he would cook it </text:p>
      <text:p text:style-name="Standard"><text:tab/>he skinned the animal and they had meat for a while </text:p>
      <text:p text:style-name="Standard"/>
      <text:p text:style-name="Standard">this building had an office building and they releaved themselves in the drawers </text:p>
      <text:p text:style-name="Standard"/>
      <text:p text:style-name="Standard">Schmidt and Sketch fought over the ritual of the cooked food </text:p>
      <text:p text:style-name="Standard"><text:tab/></text:p>
      <text:p text:style-name="Standard">Equiptment </text:p>
      <text:p text:style-name="Standard"><text:tab/>always in a weapons carrier and jeeps</text:p>
      <text:p text:style-name="Standard"><text:soft-page-break/><text:tab/>all the survey equiptment was in two vehicles </text:p>
      <text:p text:style-name="Standard"><text:tab/></text:p>
      <text:p text:style-name="Standard">Weather </text:p>
      <text:p text:style-name="Standard"><text:tab/>the weather was horrible </text:p>
      <text:p text:style-name="Standard"><text:tab/>he was wading in mud in some missions </text:p>
      <text:p text:style-name="Standard"><text:tab/>they were able to shower </text:p>
      <text:p text:style-name="Standard"><text:tab/><text:tab/>they would get clean clothes but they would be in the mud quickly </text:p>
      <text:p text:style-name="Standard"><text:tab/>he only tok a shower a few times </text:p>
      <text:p text:style-name="Standard"><text:tab/></text:p>
      <text:p text:style-name="Standard">he never dug a foxhole </text:p>
      <text:p text:style-name="Standard"><text:tab/>they used previously made foxholes </text:p>
      <text:p text:style-name="Standard"><text:tab/>had to get into one once </text:p>
      <text:p text:style-name="Standard"><text:tab/></text:p>
      <text:p text:style-name="Standard">he did not think about running into Germans</text:p>
      <text:p text:style-name="Standard"/>
      <text:p text:style-name="Standard"/>
      <text:p text:style-name="Standard">when people went back to the field the bodies were covered with snow </text:p>
      <text:p text:style-name="Standard"><text:tab/></text:p>
      <text:p text:style-name="Standard"/>
      <text:p text:style-name="Standard">no American had heard about the Holocaust </text:p>
      <text:p text:style-name="Standard"><text:tab/></text:p>
      <text:p text:style-name="Standard">Billow heard about a church massacre by the Germans </text:p>
      <text:p text:style-name="Standard"><text:tab/>he heard of a German officer called the Blow-Torch</text:p>
      <text:p text:style-name="Standard"><text:tab/></text:p>
      <text:p text:style-name="Standard">when he was captured </text:p>
      <text:p text:style-name="Standard"><text:tab/>he thought he would make it </text:p>
      <text:p text:style-name="Standard"><text:tab/>and tell the world how cruel the Germans were</text:p>
      <text:p text:style-name="Standard"><text:tab/>to lay there and anticipate, he never thought they would kill everyone </text:p>
      <text:p text:style-name="Standard"><text:tab/>- Piper - </text:p>
      <text:p text:style-name="Standard"/>
      <text:p text:style-name="Standard">he did not know that the orders were not followed until he got back to his base </text:p>
      <text:p text:style-name="Standard"><text:tab/></text:p>
      <text:p text:style-name="Standard">Nurenburg trials </text:p>
      <text:p text:style-name="Standard">he did not go back to Europe</text:p>
      <text:p text:style-name="Standard"><text:tab/>and he heard little about it until he read about it in the paper</text:p>
      <text:p text:style-name="Standard"/>
      <text:p text:style-name="Standard">he had unit reunions</text:p>
      <text:p text:style-name="Standard"><text:tab/>when everyone did there was always someone who wanted to interview the survivors </text:p>
      <text:p text:style-name="Standard"><text:tab/></text:p>
      <text:p text:style-name="Standard">one time his friends were in trouble with MP's </text:p>
      <text:p text:style-name="Standard"><text:tab/>he was caught on a wire but the MP's hit him in the head </text:p>
      <text:p text:style-name="Standard"><text:tab/>he needed to be stitched up </text:p>
      <text:p text:style-name="Standard"><text:tab/></text:p>
      <text:p text:style-name="Standard">you were paid good in the army those days </text:p>
      <text:p text:style-name="Standard"><text:tab/>his friend Jim gambled his money away </text:p>
      <text:p text:style-name="Standard"/>
      <text:p text:style-name="Standard"/>
      <text:p text:style-name="Standard">His friend Ted was successful in his life after the war </text:p>
      <text:p text:style-name="Standard"><text:tab/></text:p>
      <text:p text:style-name="Standard"><text:soft-page-break/>The survivors </text:p>
      <text:p text:style-name="Standard"><text:tab/>after the shooting there were about 35 who were able to get away </text:p>
      <text:p text:style-name="Standard"><text:tab/></text:p>
      <text:p text:style-name="Standard">there is a wall memorial depicting 87 dead</text:p>
      <text:p text:style-name="Standard"/>
      <text:p text:style-name="Standard"><text:tab/>when they got away there were no civilians </text:p>
      <text:p text:style-name="Standard"/>
      <text:p text:style-name="Standard">was there bitterness after the Nurenburg trials </text:p>
      <text:p text:style-name="Standard"><text:tab/>If he went back and they put a weapon in his hand</text:p>
      <text:p text:style-name="Standard"><text:tab/>he would have shot SS prisoners </text:p>
      <text:p text:style-name="Standard"/>
      <text:p text:style-name="Standard">Billows still has a strong resentment for the SS</text:p>
      <text:p text:style-name="Standard"><text:tab/></text:p>
      <text:p text:style-name="Standard">the airforce attacked German trains with American Prisoners</text:p>
      <text:p text:style-name="Standard"/>
      <text:p text:style-name="Standard">Memorial </text:p>
      <text:p text:style-name="Standard"><text:tab/>he has never been back to the site </text:p>
      <text:p text:style-name="Standard"><text:tab/>he does not know when it was built yet very meaningful </text:p>
      <text:p text:style-name="Standard">The people keep the memorial clean </text:p>
      <text:p text:style-name="Standard"/>
      <text:p text:style-name="Standard">The WW2 Memorial </text:p>
      <text:p text:style-name="Standard"><text:tab/>it should have put up long before </text:p>
      <text:p text:style-name="Standard"><text:tab/>“it hurts you, a lot of those guys didn't get to see it”</text:p>
      <text:p text:style-name="Standard">he took a tram and he got a full experience and he saw all the memorials </text:p>
      <text:p text:style-name="Standard"><text:tab/>and Arlington national cemetery </text:p>
      <text:p text:style-name="Standard"/>
      <text:p text:style-name="Standard"/>
      <text:p text:style-name="Standard">Other feelings after the war </text:p>
      <text:p text:style-name="Standard"><text:tab/>Billows had some PTSD</text:p>
      <text:p text:style-name="Standard"><text:tab/><text:tab/>he cant sleep at night</text:p>
      <text:p text:style-name="Standard"><text:tab/>Sketch had issues as well </text:p>
      <text:p text:style-name="Standard"><text:tab/><text:tab/>he had frozen feet </text:p>
      <text:p text:style-name="Standard"><text:tab/></text:p>
      <text:p text:style-name="Standard">Billows did not have that much trouble getting back into society </text:p>
      <text:p text:style-name="Standard"><text:tab/>a doctor got him the right treatment </text:p>
      <text:p text:style-name="Standard"><text:tab/>he gets a government pention for that </text:p>
      <text:p text:style-name="Standard"/>
      <text:p text:style-name="Standard"/>
      <text:p text:style-name="Standard">he lines 87 flags in his yard for the people who died on the day </text:p>
      <text:p text:style-name="Standard"><text:tab/>he puts up more than that now (115) everytime theres a holiday </text:p>
      <text:p text:style-name="Standard"><text:tab/></text:p>
      <text:p text:style-name="Standard">to remember all the buddies killed that day </text:p>
      <text:p text:style-name="Standard"><text:tab/></text:p>
      <text:p text:style-name="Standard">he was with 285<text:span text:style-name="T1">th</text:span> observation battalion 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2:41:14</meta:creation-date>
    <meta:document-statistic meta:table-count="0" meta:image-count="0" meta:object-count="0" meta:page-count="5" meta:paragraph-count="192" meta:word-count="1377" meta:character-count="7294"/>
    <dc:date>2017-03-18T14:49:15</dc:date>
    <meta:editing-duration>PT2H7M10S</meta:editing-duration>
    <meta:editing-cycles>1</meta:editing-cycles>
    <meta:generator>OpenOffice.org/3.4.1$Unix OpenOffice.org_project/341m1$Build-9593</meta:generator>
  </office:meta>
</office:document-meta>
</file>